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24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2cm" draw:marker-end-width="0.352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4cm"/>
      <style:paragraph-properties style:writing-mode="lr-tb"/>
    </style:style>
    <style:style style:name="P1" style:family="paragraph">
      <loext:graphic-properties draw:fill="none" draw:fill-color="#ffffff"/>
      <style:text-properties style:font-name="Arial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205cm" svg:height="0.962cm" svg:x="1.9cm" svg:y="2cm">
          <draw:text-box>
            <text:p><text:span text:style-name="T1">31</text:span></text:p>
          </draw:text-box>
        </draw:frame>
        <draw:rect draw:style-name="gr2" draw:text-style-name="P2" draw:layer="layout" svg:width="5cm" svg:height="2cm" svg:x="2cm" svg:y="3cm">
          <text:p/>
        </draw:rect>
        <draw:rect draw:style-name="gr2" draw:text-style-name="P2" draw:layer="layout" svg:width="5cm" svg:height="2cm" svg:x="7cm" svg:y="3cm">
          <text:p/>
        </draw:rect>
        <draw:rect draw:style-name="gr2" draw:text-style-name="P2" draw:layer="layout" svg:width="5cm" svg:height="2cm" svg:x="12cm" svg:y="3cm">
          <text:p/>
        </draw:rect>
        <draw:rect draw:style-name="gr2" draw:text-style-name="P2" draw:layer="layout" svg:width="5cm" svg:height="2cm" svg:x="17cm" svg:y="3cm">
          <text:p/>
        </draw:rect>
        <draw:frame draw:style-name="gr1" draw:text-style-name="P1" draw:layer="layout" svg:width="1.205cm" svg:height="0.962cm" svg:x="5.901cm" svg:y="2cm">
          <draw:text-box>
            <text:p><text:span text:style-name="T1">24</text:span></text:p>
          </draw:text-box>
        </draw:frame>
        <draw:frame draw:style-name="gr1" draw:text-style-name="P1" draw:layer="layout" svg:width="1.205cm" svg:height="0.962cm" svg:x="7.002cm" svg:y="2cm">
          <draw:text-box>
            <text:p><text:span text:style-name="T1">23</text:span></text:p>
          </draw:text-box>
        </draw:frame>
        <draw:frame draw:style-name="gr1" draw:text-style-name="P1" draw:layer="layout" svg:width="1.205cm" svg:height="0.962cm" svg:x="10.903cm" svg:y="2cm">
          <draw:text-box>
            <text:p><text:span text:style-name="T1">16</text:span></text:p>
          </draw:text-box>
        </draw:frame>
        <draw:frame draw:style-name="gr1" draw:text-style-name="P1" draw:layer="layout" svg:width="1.205cm" svg:height="0.962cm" svg:x="11.904cm" svg:y="2cm">
          <draw:text-box>
            <text:p><text:span text:style-name="T1">15</text:span></text:p>
          </draw:text-box>
        </draw:frame>
        <draw:frame draw:style-name="gr3" draw:text-style-name="P1" draw:layer="layout" svg:width="0.853cm" svg:height="0.962cm" svg:x="16.005cm" svg:y="2cm">
          <draw:text-box>
            <text:p><text:span text:style-name="T1">8</text:span></text:p>
          </draw:text-box>
        </draw:frame>
        <draw:frame draw:style-name="gr3" draw:text-style-name="P1" draw:layer="layout" svg:width="0.853cm" svg:height="0.962cm" svg:x="17.106cm" svg:y="2cm">
          <draw:text-box>
            <text:p><text:span text:style-name="T1">7</text:span></text:p>
          </draw:text-box>
        </draw:frame>
        <draw:frame draw:style-name="gr3" draw:text-style-name="P1" draw:layer="layout" svg:width="0.853cm" svg:height="0.962cm" svg:x="21.107cm" svg:y="2cm">
          <draw:text-box>
            <text:p><text:span text:style-name="T1">0</text:span></text:p>
          </draw:text-box>
        </draw:frame>
        <draw:frame draw:style-name="gr4" draw:text-style-name="P1" draw:layer="layout" svg:width="6.374cm" svg:height="0.962cm" svg:x="22.2cm" svg:y="3.6cm">
          <draw:text-box>
            <text:p><text:span text:style-name="T1">Word at Address 0x0</text:span></text:p>
          </draw:text-box>
        </draw:frame>
        <draw:frame draw:style-name="gr5" draw:text-style-name="P4" draw:layer="layout" svg:width="4.024cm" svg:height="1.673cm" svg:x="2.3cm" svg:y="3.2cm">
          <draw:text-box>
            <text:p text:style-name="P3"><text:span text:style-name="T1">Byte at</text:span></text:p>
            <text:p text:style-name="P3"><text:span text:style-name="T1">Address 0x3</text:span></text:p>
          </draw:text-box>
        </draw:frame>
        <draw:frame draw:style-name="gr5" draw:text-style-name="P4" draw:layer="layout" svg:width="4.024cm" svg:height="1.673cm" svg:x="7.4cm" svg:y="3.201cm">
          <draw:text-box>
            <text:p text:style-name="P3"><text:span text:style-name="T1">Byte at</text:span></text:p>
            <text:p text:style-name="P3"><text:span text:style-name="T1">Address 0x2</text:span></text:p>
          </draw:text-box>
        </draw:frame>
        <draw:frame draw:style-name="gr5" draw:text-style-name="P4" draw:layer="layout" svg:width="4.024cm" svg:height="1.673cm" svg:x="12.5cm" svg:y="3.202cm">
          <draw:text-box>
            <text:p text:style-name="P3"><text:span text:style-name="T1">Byte at</text:span></text:p>
            <text:p text:style-name="P3"><text:span text:style-name="T1">Address 0x1</text:span></text:p>
          </draw:text-box>
        </draw:frame>
        <draw:frame draw:style-name="gr5" draw:text-style-name="P4" draw:layer="layout" svg:width="4.024cm" svg:height="1.673cm" svg:x="17.6cm" svg:y="3.203cm">
          <draw:text-box>
            <text:p text:style-name="P3"><text:span text:style-name="T1">Byte at</text:span></text:p>
            <text:p text:style-name="P3"><text:span text:style-name="T1">Address 0x0</text:span></text:p>
          </draw:text-box>
        </draw:frame>
        <draw:rect draw:style-name="gr6" draw:text-style-name="P5" draw:layer="layout" svg:width="10cm" svg:height="2cm" svg:x="2cm" svg:y="3cm">
          <text:p/>
        </draw:rect>
        <draw:rect draw:style-name="gr6" draw:text-style-name="P5" draw:layer="layout" svg:width="10cm" svg:height="2cm" svg:x="12cm" svg:y="3cm">
          <text:p/>
        </draw:rect>
        <draw:frame draw:style-name="gr7" draw:text-style-name="P1" draw:layer="layout" svg:width="7.678cm" svg:height="0.962cm" svg:x="3.226cm" svg:y="5.1cm">
          <draw:text-box>
            <text:p><text:span text:style-name="T1">Half Word at Address 0x2</text:span></text:p>
          </draw:text-box>
        </draw:frame>
        <draw:frame draw:style-name="gr7" draw:text-style-name="P1" draw:layer="layout" svg:width="7.678cm" svg:height="0.962cm" svg:x="13.122cm" svg:y="5.1cm">
          <draw:text-box>
            <text:p><text:span text:style-name="T1">Half Word at Address 0x0</text:span></text:p>
          </draw:text-box>
        </draw:frame>
        <draw:rect draw:style-name="gr2" draw:text-style-name="P2" draw:layer="layout" svg:width="5cm" svg:height="2cm" svg:x="1.975cm" svg:y="6.975cm">
          <text:p/>
        </draw:rect>
        <draw:rect draw:style-name="gr2" draw:text-style-name="P2" draw:layer="layout" svg:width="5cm" svg:height="2cm" svg:x="6.975cm" svg:y="6.975cm">
          <text:p/>
        </draw:rect>
        <draw:rect draw:style-name="gr2" draw:text-style-name="P2" draw:layer="layout" svg:width="5cm" svg:height="2cm" svg:x="11.975cm" svg:y="6.975cm">
          <text:p/>
        </draw:rect>
        <draw:rect draw:style-name="gr2" draw:text-style-name="P2" draw:layer="layout" svg:width="5cm" svg:height="2cm" svg:x="16.975cm" svg:y="6.975cm">
          <text:p/>
        </draw:rect>
        <draw:frame draw:style-name="gr4" draw:text-style-name="P1" draw:layer="layout" svg:width="6.374cm" svg:height="0.962cm" svg:x="22.175cm" svg:y="7.575cm">
          <draw:text-box>
            <text:p><text:span text:style-name="T1">Word at Address 0x4</text:span></text:p>
          </draw:text-box>
        </draw:frame>
        <draw:frame draw:style-name="gr5" draw:text-style-name="P4" draw:layer="layout" svg:width="4.024cm" svg:height="1.673cm" svg:x="2.275cm" svg:y="7.175cm">
          <draw:text-box>
            <text:p text:style-name="P3"><text:span text:style-name="T1">Byte at</text:span></text:p>
            <text:p text:style-name="P3"><text:span text:style-name="T1">Address 0x7</text:span></text:p>
          </draw:text-box>
        </draw:frame>
        <draw:frame draw:style-name="gr5" draw:text-style-name="P4" draw:layer="layout" svg:width="4.024cm" svg:height="1.673cm" svg:x="7.375cm" svg:y="7.176cm">
          <draw:text-box>
            <text:p text:style-name="P3"><text:span text:style-name="T1">Byte at</text:span></text:p>
            <text:p text:style-name="P3"><text:span text:style-name="T1">Address 0x6</text:span></text:p>
          </draw:text-box>
        </draw:frame>
        <draw:frame draw:style-name="gr5" draw:text-style-name="P4" draw:layer="layout" svg:width="4.024cm" svg:height="1.673cm" svg:x="12.475cm" svg:y="7.177cm">
          <draw:text-box>
            <text:p text:style-name="P3"><text:span text:style-name="T1">Byte at</text:span></text:p>
            <text:p text:style-name="P3"><text:span text:style-name="T1">Address 0x5</text:span></text:p>
          </draw:text-box>
        </draw:frame>
        <draw:frame draw:style-name="gr5" draw:text-style-name="P4" draw:layer="layout" svg:width="4.024cm" svg:height="1.673cm" svg:x="17.575cm" svg:y="7.178cm">
          <draw:text-box>
            <text:p text:style-name="P3"><text:span text:style-name="T1">Byte at</text:span></text:p>
            <text:p text:style-name="P3"><text:span text:style-name="T1">Address 0x4</text:span></text:p>
          </draw:text-box>
        </draw:frame>
        <draw:rect draw:style-name="gr6" draw:text-style-name="P5" draw:layer="layout" svg:width="10cm" svg:height="2cm" svg:x="1.975cm" svg:y="6.975cm">
          <text:p/>
        </draw:rect>
        <draw:rect draw:style-name="gr6" draw:text-style-name="P5" draw:layer="layout" svg:width="10cm" svg:height="2cm" svg:x="11.975cm" svg:y="6.975cm">
          <text:p/>
        </draw:rect>
        <draw:frame draw:style-name="gr7" draw:text-style-name="P1" draw:layer="layout" svg:width="7.678cm" svg:height="0.962cm" svg:x="3.201cm" svg:y="9.075cm">
          <draw:text-box>
            <text:p><text:span text:style-name="T1">Half Word at Address 0x6</text:span></text:p>
          </draw:text-box>
        </draw:frame>
        <draw:frame draw:style-name="gr7" draw:text-style-name="P1" draw:layer="layout" svg:width="7.678cm" svg:height="0.962cm" svg:x="13.097cm" svg:y="9.075cm">
          <draw:text-box>
            <text:p><text:span text:style-name="T1">Half Word at Address 0x4</text:span></text:p>
          </draw:text-box>
        </draw:frame>
        <draw:rect draw:style-name="gr2" draw:text-style-name="P2" draw:layer="layout" svg:width="5cm" svg:height="2cm" svg:x="2cm" svg:y="11.038cm">
          <text:p/>
        </draw:rect>
        <draw:rect draw:style-name="gr2" draw:text-style-name="P2" draw:layer="layout" svg:width="5cm" svg:height="2cm" svg:x="7cm" svg:y="11.038cm">
          <text:p/>
        </draw:rect>
        <draw:rect draw:style-name="gr2" draw:text-style-name="P2" draw:layer="layout" svg:width="5cm" svg:height="2cm" svg:x="12cm" svg:y="11.038cm">
          <text:p/>
        </draw:rect>
        <draw:rect draw:style-name="gr2" draw:text-style-name="P2" draw:layer="layout" svg:width="5cm" svg:height="2cm" svg:x="17cm" svg:y="11.038cm">
          <text:p/>
        </draw:rect>
        <draw:frame draw:style-name="gr4" draw:text-style-name="P1" draw:layer="layout" svg:width="6.374cm" svg:height="0.962cm" svg:x="22.2cm" svg:y="11.638cm">
          <draw:text-box>
            <text:p><text:span text:style-name="T1">Word at Address 0x8</text:span></text:p>
          </draw:text-box>
        </draw:frame>
        <draw:frame draw:style-name="gr5" draw:text-style-name="P4" draw:layer="layout" svg:width="4.024cm" svg:height="1.673cm" svg:x="2.3cm" svg:y="11.238cm">
          <draw:text-box>
            <text:p text:style-name="P3"><text:span text:style-name="T1">Byte at</text:span></text:p>
            <text:p text:style-name="P3"><text:span text:style-name="T1">Address 0xb</text:span></text:p>
          </draw:text-box>
        </draw:frame>
        <draw:frame draw:style-name="gr5" draw:text-style-name="P4" draw:layer="layout" svg:width="4.024cm" svg:height="1.673cm" svg:x="7.4cm" svg:y="11.239cm">
          <draw:text-box>
            <text:p text:style-name="P3"><text:span text:style-name="T1">Byte at</text:span></text:p>
            <text:p text:style-name="P3"><text:span text:style-name="T1">Address 0xa</text:span></text:p>
          </draw:text-box>
        </draw:frame>
        <draw:frame draw:style-name="gr5" draw:text-style-name="P4" draw:layer="layout" svg:width="4.024cm" svg:height="1.673cm" svg:x="12.5cm" svg:y="11.24cm">
          <draw:text-box>
            <text:p text:style-name="P3"><text:span text:style-name="T1">Byte at</text:span></text:p>
            <text:p text:style-name="P3"><text:span text:style-name="T1">Address 0x9</text:span></text:p>
          </draw:text-box>
        </draw:frame>
        <draw:frame draw:style-name="gr5" draw:text-style-name="P4" draw:layer="layout" svg:width="4.024cm" svg:height="1.673cm" svg:x="17.6cm" svg:y="11.241cm">
          <draw:text-box>
            <text:p text:style-name="P3"><text:span text:style-name="T1">Byte at</text:span></text:p>
            <text:p text:style-name="P3"><text:span text:style-name="T1">Address 0x8</text:span></text:p>
          </draw:text-box>
        </draw:frame>
        <draw:rect draw:style-name="gr6" draw:text-style-name="P5" draw:layer="layout" svg:width="10cm" svg:height="2cm" svg:x="2cm" svg:y="11.038cm">
          <text:p/>
        </draw:rect>
        <draw:rect draw:style-name="gr6" draw:text-style-name="P5" draw:layer="layout" svg:width="10cm" svg:height="2cm" svg:x="12cm" svg:y="11.038cm">
          <text:p/>
        </draw:rect>
        <draw:frame draw:style-name="gr7" draw:text-style-name="P1" draw:layer="layout" svg:width="7.678cm" svg:height="0.962cm" svg:x="3.226cm" svg:y="13.138cm">
          <draw:text-box>
            <text:p><text:span text:style-name="T1">Half Word at Address 0xa</text:span></text:p>
          </draw:text-box>
        </draw:frame>
        <draw:frame draw:style-name="gr7" draw:text-style-name="P1" draw:layer="layout" svg:width="7.678cm" svg:height="0.962cm" svg:x="13.122cm" svg:y="13.138cm">
          <draw:text-box>
            <text:p><text:span text:style-name="T1">Half Word at Address 0x8</text:span></text:p>
          </draw:text-box>
        </draw:frame>
        <draw:rect draw:style-name="gr2" draw:text-style-name="P2" draw:layer="layout" svg:width="5cm" svg:height="2cm" svg:x="2cm" svg:y="15cm">
          <text:p/>
        </draw:rect>
        <draw:rect draw:style-name="gr2" draw:text-style-name="P2" draw:layer="layout" svg:width="5cm" svg:height="2cm" svg:x="7cm" svg:y="15cm">
          <text:p/>
        </draw:rect>
        <draw:rect draw:style-name="gr2" draw:text-style-name="P2" draw:layer="layout" svg:width="5cm" svg:height="2cm" svg:x="12cm" svg:y="15cm">
          <text:p/>
        </draw:rect>
        <draw:rect draw:style-name="gr2" draw:text-style-name="P2" draw:layer="layout" svg:width="5cm" svg:height="2cm" svg:x="17cm" svg:y="15cm">
          <text:p/>
        </draw:rect>
        <draw:frame draw:style-name="gr8" draw:text-style-name="P1" draw:layer="layout" svg:width="6.34cm" svg:height="0.962cm" svg:x="22.2cm" svg:y="15.6cm">
          <draw:text-box>
            <text:p><text:span text:style-name="T1">Word at Address 0xc</text:span></text:p>
          </draw:text-box>
        </draw:frame>
        <draw:frame draw:style-name="gr9" draw:text-style-name="P4" draw:layer="layout" svg:width="3.851cm" svg:height="1.673cm" svg:x="2.3cm" svg:y="15.2cm">
          <draw:text-box>
            <text:p text:style-name="P3"><text:span text:style-name="T1">Byte at</text:span></text:p>
            <text:p text:style-name="P3"><text:span text:style-name="T1">Address 0xf</text:span></text:p>
          </draw:text-box>
        </draw:frame>
        <draw:frame draw:style-name="gr5" draw:text-style-name="P4" draw:layer="layout" svg:width="4.024cm" svg:height="1.673cm" svg:x="7.4cm" svg:y="15.201cm">
          <draw:text-box>
            <text:p text:style-name="P3"><text:span text:style-name="T1">Byte at</text:span></text:p>
            <text:p text:style-name="P3"><text:span text:style-name="T1">Address 0xe</text:span></text:p>
          </draw:text-box>
        </draw:frame>
        <draw:frame draw:style-name="gr5" draw:text-style-name="P4" draw:layer="layout" svg:width="4.024cm" svg:height="1.673cm" svg:x="12.5cm" svg:y="15.202cm">
          <draw:text-box>
            <text:p text:style-name="P3"><text:span text:style-name="T1">Byte at</text:span></text:p>
            <text:p text:style-name="P3"><text:span text:style-name="T1">Address 0xd</text:span></text:p>
          </draw:text-box>
        </draw:frame>
        <draw:frame draw:style-name="gr10" draw:text-style-name="P4" draw:layer="layout" svg:width="3.99cm" svg:height="1.673cm" svg:x="17.6cm" svg:y="15.203cm">
          <draw:text-box>
            <text:p text:style-name="P3"><text:span text:style-name="T1">Byte at</text:span></text:p>
            <text:p text:style-name="P3"><text:span text:style-name="T1">Address 0xc</text:span></text:p>
          </draw:text-box>
        </draw:frame>
        <draw:rect draw:style-name="gr6" draw:text-style-name="P5" draw:layer="layout" svg:width="10cm" svg:height="2cm" svg:x="2cm" svg:y="15cm">
          <text:p/>
        </draw:rect>
        <draw:rect draw:style-name="gr6" draw:text-style-name="P5" draw:layer="layout" svg:width="10cm" svg:height="2cm" svg:x="12cm" svg:y="15cm">
          <text:p/>
        </draw:rect>
        <draw:frame draw:style-name="gr7" draw:text-style-name="P1" draw:layer="layout" svg:width="7.678cm" svg:height="0.962cm" svg:x="3.226cm" svg:y="17.1cm">
          <draw:text-box>
            <text:p><text:span text:style-name="T1">Half Word at Address 0xe</text:span></text:p>
          </draw:text-box>
        </draw:frame>
        <draw:frame draw:style-name="gr11" draw:text-style-name="P1" draw:layer="layout" svg:width="7.644cm" svg:height="0.962cm" svg:x="13.122cm" svg:y="17.1cm">
          <draw:text-box>
            <text:p><text:span text:style-name="T1">Half Word at Address 0x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6-13T23:39:52.357034064</dc:date>
    <meta:editing-duration>P1DT6H41M2S</meta:editing-duration>
    <meta:editing-cycles>242</meta:editing-cycles>
    <meta:generator>LibreOffice/7.5.3.2$MacOSX_AARCH64 LibreOffice_project/9f56dff12ba03b9acd7730a5a481eea045e468f3</meta:generator>
    <meta:document-statistic meta:object-count="60"/>
  </office:meta>
</office:document-meta>
</file>